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6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2.4862in"/>
    </style:style>
    <style:style style:name="co3" style:family="table-column">
      <style:table-column-properties fo:break-before="auto" style:column-width="3.763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165in"/>
    </style:style>
    <style:style style:name="co13" style:family="table-column">
      <style:table-column-properties fo:break-before="auto" style:column-width="2.6665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3055in"/>
    </style:style>
    <style:style style:name="co17" style:family="table-column">
      <style:table-column-properties fo:break-before="auto" style:column-width="2.0138in"/>
    </style:style>
    <style:style style:name="co18" style:family="table-column">
      <style:table-column-properties fo:break-before="auto" style:column-width="2.8472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902in" fo:break-before="auto" style:use-optimal-row-height="true"/>
    </style:style>
    <style:style style:name="ro5" style:family="table-row">
      <style:table-row-properties style:row-height="0.4047in" fo:break-before="auto" style:use-optimal-row-height="true"/>
    </style:style>
    <style:style style:name="ro6" style:family="table-row">
      <style:table-row-properties style:row-height="0.20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PageStyle_5f_Motor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ta4" style:family="table" style:master-page-name="PageStyle_5f_ECU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5" style:family="table-cell" style:parent-style-name="Default">
      <style:table-cell-properties style:rotation-align="none"/>
      <style:text-properties fo:color="#191919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64c" style:text-outline="false" style:text-line-through-style="none" style:text-line-through-type="none" style:font-name="Arial" fo:font-size="24pt" fo:font-style="italic" fo:text-shadow="none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82828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 style:data-style-name="N10130"/>
    <style:style style:name="ce9" style:family="table-cell" style:parent-style-name="Default" style:data-style-name="N10130">
      <style:text-properties fo:font-size="20pt" style:font-size-asian="20pt" style:font-size-complex="20pt"/>
    </style:style>
    <style:style style:name="ce10" style:family="table-cell" style:parent-style-name="Default" style:data-style-name="N138">
      <style:table-cell-properties style:rotation-align="none"/>
    </style:style>
    <style:style style:name="ce11" style:family="table-cell" style:parent-style-name="Default" style:data-style-name="N10">
      <style:table-cell-properties style:rotation-align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38" style:family="table-cell" style:parent-style-name="Default">
      <style:table-cell-properties style:rotation-align="none"/>
      <style:text-properties fo:color="#191919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64c" style:text-outline="false" style:text-line-through-style="none" style:text-line-through-type="none" style:font-name="Arial" fo:font-size="24pt" fo:font-style="italic" fo:text-shadow="none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82828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U" table:style-name="ta4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ECU Parts List</text:p>
          </table:table-cell>
          <table:covered-table-cell table:number-columns-repeated="2" table:style-name="ce25"/>
          <table:table-cell table:number-columns-repeated="25"/>
        </table:table-row>
        <table:table-row table:style-name="ro1">
          <table:covered-table-cell table:number-columns-repeated="3" table:style-name="ce25"/>
          <table:table-cell table:number-columns-repeated="25"/>
        </table:table-row>
        <table:table-row table:style-name="ro1">
          <table:table-cell table:style-name="ce25" office:value-type="string" calcext:value-type="string" table:number-columns-spanned="2" table:number-rows-spanned="2">
            <text:p>Cost</text:p>
          </table:table-cell>
          <table:covered-table-cell/>
          <table:table-cell table:style-name="ce31" table:formula="of:=SUM([.E9];[.E68];[.E76])" office:value-type="currency" office:currency="EUR" office:value="172.3" calcext:value-type="currency" table:number-columns-spanned="1" table:number-rows-spanned="2">
            <text:p>172.30 €</text:p>
          </table:table-cell>
          <table:table-cell table:number-columns-repeated="25"/>
        </table:table-row>
        <table:table-row table:style-name="ro1">
          <table:covered-table-cell table:number-columns-repeated="3"/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6">
          <table:table-cell table:style-name="ce1" office:value-type="string" calcext:value-type="string" table:number-columns-spanned="3" table:number-rows-spanned="2">
            <text:p>DigiKey</text:p>
          </table:table-cell>
          <table:covered-table-cell table:number-columns-repeated="2" table:style-name="ce25"/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101.48" calcext:value-type="currency" table:number-columns-spanned="1" table:number-rows-spanned="2">
            <text:p>101.48 €</text:p>
          </table:table-cell>
          <table:table-cell table:style-name="ce25" table:number-columns-repeated="23"/>
        </table:table-row>
        <table:table-row table:style-name="ro6">
          <table:covered-table-cell table:number-columns-repeated="3" table:style-name="ce25"/>
          <table:covered-table-cell table:number-columns-repeated="2"/>
          <table:table-cell table:style-name="ce25"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2999:BAT_2999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2999:BAT_2999</text:p>
          </table:table-cell>
          <table:table-cell/>
          <table:table-cell office:value-type="string" calcext:value-type="string">
            <text:p>Keystone</text:p>
          </table:table-cell>
          <table:table-cell office:value-type="float" office:value="2999" calcext:value-type="float">
            <text:p>2999</text:p>
          </table:table-cell>
          <table:table-cell table:number-columns-repeated="8"/>
          <table:table-cell office:value-type="string" calcext:value-type="string">
            <text:p>https://www.digikey.com.au/product-detail/en/keystone-electronics/2999/36-2999-ND/2137863</text:p>
          </table:table-cell>
          <table:table-cell table:style-name="ce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, C9, C12, C13, C14, C20, C21, C23, C26, C32, C34, C37, C40, 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table:number-columns-repeated="8"/>
          <table:table-cell office:value-type="string" calcext:value-type="string">
            <text:p>https://www.digikey.com.au/product-detail/en/yageo/CC0805KRX7R9BB104/311-1140-1-ND/303050</text:p>
          </table:table-cell>
          <table:table-cell table:style-name="ce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7, C29, C30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3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472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805C102J5HACAUTO</text:p>
          </table:table-cell>
          <table:table-cell table:number-columns-repeated="8"/>
          <table:table-cell office:value-type="string" calcext:value-type="string">
            <text:p>https://www.digikey.com/product-detail/en/kemet/C0805C102J5HACAUTO/399-16591-1-ND/7943643</text:p>
          </table:table-cell>
          <table:table-cell table:style-name="ce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KX7R7BB105</text:p>
          </table:table-cell>
          <table:table-cell table:number-columns-repeated="8"/>
          <table:table-cell office:value-type="string" calcext:value-type="string">
            <text:p>https://www.digikey.com/product-detail/en/yageo/CC0805KKX7R7BB105/311-1365-1-ND/2103149</text:p>
          </table:table-cell>
          <table:table-cell table:style-name="ce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8</text:p>
          </table:table-cell>
          <table:table-cell office:value-type="string" calcext:value-type="string">
            <text:p>27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JRX7R7BB274</text:p>
          </table:table-cell>
          <table:table-cell table:number-columns-repeated="8"/>
          <table:table-cell office:value-type="string" calcext:value-type="string">
            <text:p>https://www.digikey.com.au/product-detail/en/yageo/CC0805JRX7R7BB274/311-4268-1-ND/8025357</text:p>
          </table:table-cell>
          <table:table-cell table:style-name="ce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, C17, C24, C25, C28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21B224KOCNNNC</text:p>
          </table:table-cell>
          <table:table-cell table:number-columns-repeated="8"/>
          <table:table-cell office:value-type="string" calcext:value-type="string">
            <text:p>https://www.digikey.com/product-detail/en/samsung-electro-mechanics-america-inc/CL21B224KOCNNNC/1276-1284-1-ND/3889370</text:p>
          </table:table-cell>
          <table:table-cell table:style-name="ce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31A107MQHNNNE</text:p>
          </table:table-cell>
          <table:table-cell table:number-columns-repeated="8"/>
          <table:table-cell office:value-type="string" calcext:value-type="string">
            <text:p>https://www.digikey.com.au/product-detail/en/samsung-electro-mechanics/CL31A107MQHNNNE/1276-1782-1-ND/3889868</text:p>
          </table:table-cell>
          <table:table-cell table:style-name="ce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124821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FT1V101A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FT1V101AV/P124821CT-ND/10290763</text:p>
          </table:table-cell>
          <table:table-cell table:style-name="ce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3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528-21_Kemet-B</text:p>
          </table:table-cell>
          <table:table-cell table:number-columns-repeated="7"/>
          <table:table-cell office:value-type="string" calcext:value-type="string">
            <text:p>478-1692-1-ND</text:p>
          </table:table-cell>
          <table:table-cell office:value-type="string" calcext:value-type="string">
            <text:p>Capacitor_Tantalum_SMD:CP_EIA-3528-21_Kemet-B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TAJB476K006RNJ</text:p>
          </table:table-cell>
          <table:table-cell table:number-columns-repeated="8"/>
          <table:table-cell office:value-type="string" calcext:value-type="string">
            <text:p>https://www.digikey.com/product-detail/en/avx-corporation/TAJB476K006RNJ/478-1692-1-ND/564724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4x5.4</text:p>
          </table:table-cell>
          <table:table-cell table:number-columns-repeated="7"/>
          <table:table-cell office:value-type="string" calcext:value-type="string">
            <text:p>EEE-1CA220WR</text:p>
          </table:table-cell>
          <table:table-cell office:value-type="string" calcext:value-type="string">
            <text:p>Capacitor_SMD:CP_Elec_4x5.4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PCE3882CT-ND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CA220WR/PCE3882CT-ND/766258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8, C39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CE3925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1HA330XP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HA330XP/PCE3925CT-ND/766301</text:p>
          </table:table-cell>
          <table:table-cell table:style-name="ce13" office:value-type="string" calcext:value-type="string">
            <text:p>50V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5, D7, D18, D19, D21, D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SML-H12D8TT86C</text:p>
          </table:table-cell>
          <table:table-cell table:number-columns-repeated="8"/>
          <table:table-cell office:value-type="string" calcext:value-type="string">
            <text:p>https://www.digikey.com.au/product-detail/en/rohm-semiconductor/SML-H12D8TT86C/SML-H12D8TT86CCT-ND/9090486</text:p>
          </table:table-cell>
          <table:table-cell table:style-name="ce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:1N4148W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diodes.com/assets/Datasheets/ds30396.pdf</text:p>
          </table:table-cell>
          <table:table-cell table:number-columns-repeated="4"/>
          <table:table-cell office:value-type="string" calcext:value-type="string">
            <text:p>https://www.diodes.com/assets/Datasheets/ds30396.pdf</text:p>
          </table:table-cell>
          <table:table-cell office:value-type="string" calcext:value-type="string">
            <text:p>75V 0.15A Fast switching Diode, SOD-523</text:p>
          </table:table-cell>
          <table:table-cell/>
          <table:table-cell office:value-type="string" calcext:value-type="string">
            <text:p>Diode_SMD:D_SOD-523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=K 2=A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, D11, D13, D15, D25, D26, D28, D29, D30, 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1N4448WX-TP</text:p>
          </table:table-cell>
          <table:table-cell table:number-columns-repeated="8"/>
          <table:table-cell office:value-type="string" calcext:value-type="string">
            <text:p>https://www.digikey.com/product-detail/en/micro-commercial-co/1N4448WX-TP/1N4448WXTPMSCT-ND/789338</text:p>
          </table:table-cell>
          <table:table-cell table:style-name="ce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7, D3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1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iode_SMD:D_PowerDI-12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S2100-7</text:p>
          </table:table-cell>
          <table:table-cell table:number-columns-repeated="8"/>
          <table:table-cell office:value-type="string" calcext:value-type="string">
            <text:p>https://www.digikey.com/product-detail/en/diodes-incorporated/DFLS2100-7/DFLS2100-7DICT-ND/3451552</text:p>
          </table:table-cell>
          <table:table-cell table:style-name="ce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iode_SMD:D_SMB</text:p>
          </table:table-cell>
          <table:table-cell/>
          <table:table-cell office:value-type="string" calcext:value-type="string">
            <text:p>Bournes Inc.</text:p>
          </table:table-cell>
          <table:table-cell office:value-type="string" calcext:value-type="string">
            <text:p>SMBJ40A-Q</text:p>
          </table:table-cell>
          <table:table-cell table:number-columns-repeated="8"/>
          <table:table-cell office:value-type="string" calcext:value-type="string">
            <text:p>https://www.digikey.com.au/product-detail/en/bourns-inc/SMBJ40A-Q/SMBJ40A-QCT-ND/10222718</text:p>
          </table:table-cell>
          <table:table-cell table:style-name="ce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iode_SMD:D_SMA_Handsoldering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B360A-13-F</text:p>
          </table:table-cell>
          <table:table-cell table:number-columns-repeated="8"/>
          <table:table-cell office:value-type="string" calcext:value-type="string">
            <text:p>https://www.digikey.com.au/product-detail/en/diodes-incorporated/B360A-13-F/B360A-FDICT-ND/724980</text:p>
          </table:table-cell>
          <table:table-cell table:style-name="ce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4, D35, D3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LED_SMD:LED_0805_2012Metric_Pad1.15x1.40mm_HandSolder</text:p>
          </table:table-cell>
          <table:table-cell/>
          <table:table-cell office:value-type="string" calcext:value-type="string">
            <text:p>OSRAM</text:p>
          </table:table-cell>
          <table:table-cell office:value-type="string" calcext:value-type="string">
            <text:p>LG R971-KN-1</text:p>
          </table:table-cell>
          <table:table-cell table:number-columns-repeated="8"/>
          <table:table-cell office:value-type="string" calcext:value-type="string">
            <text:p>https://www.digikey.com/en/products/detail/osram-opto-semiconductors-inc/LG-R971-KN-1/1227925</text:p>
          </table:table-cell>
          <table:table-cell table:style-name="ce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812_453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use:Fuse_1812_4532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C0050FF2C</text:p>
          </table:table-cell>
          <table:table-cell table:number-columns-repeated="8"/>
          <table:table-cell office:value-type="string" calcext:value-type="string">
            <text:p>https://www.digikey.com.au/product-detail/en/bel-fuse-inc/0ZCC0050FF2C/507-1361-1-ND/1560228</text:p>
          </table:table-cell>
          <table:table-cell table:style-name="ce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use:Fuse_0603_1608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M0008FF2G</text:p>
          </table:table-cell>
          <table:table-cell table:number-columns-repeated="8"/>
          <table:table-cell office:value-type="string" calcext:value-type="string">
            <text:p>https://www.digikey.com.au/product-detail/en/bel-fuse-inc/0ZCM0008FF2G/507-1817-1-ND/4156262</text:p>
          </table:table-cell>
          <table:table-cell table:style-name="ce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926UAEE_V+</text:p>
          </table:table-cell>
          <table:table-cell office:value-type="string" calcext:value-type="string">
            <text:p>IC_Automotive:MAX9926UAEE_V+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componentsearchengine.com/Datasheets/1/MAX9926UAEE_V+.pdf</text:p>
          </table:table-cell>
          <table:table-cell table:number-columns-repeated="4"/>
          <table:table-cell office:value-type="string" calcext:value-type="string">
            <text:p>https://componentsearchengine.com/Datasheets/1/MAX9926UAEE_V+.pdf</text:p>
          </table:table-cell>
          <table:table-cell office:value-type="string" calcext:value-type="string">
            <text:p>Sensor Interface Variable-Reluctance Sensor Interface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Package_SO:QSOP-16_3.9x4.9mm_P0.635mm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9926UAEE/V+</text:p>
          </table:table-cell>
          <table:table-cell office:value-type="string" calcext:value-type="string">
            <text:p>700-MAX9926UAEE/V+</text:p>
          </table:table-cell>
          <table:table-cell office:value-type="string" calcext:value-type="string">
            <text:p>https://www.mouser.com/Search/Refine.aspx?Keyword=700-MAX9926UAEE%2FV%2B</text:p>
          </table:table-cell>
          <table:table-cell table:number-columns-repeated="6"/>
          <table:table-cell office:value-type="string" calcext:value-type="string">
            <text:p>https://www.digikey.com.au/product-detail/en/maxim-integrated/MAX9926UAEE-V/MAX9926UAEE-V-ND/3517309</text:p>
          </table:table-cell>
          <table:table-cell table:style-name="ce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2, IC3, IC4</text:p>
          </table:table-cell>
          <table:table-cell office:value-type="string" calcext:value-type="string">
            <text:p>ZXMS6006DT8</text:p>
          </table:table-cell>
          <table:table-cell office:value-type="string" calcext:value-type="string">
            <text:p>IC_Automotive:ZXMS6006DT8</text:p>
          </table:table-cell>
          <table:table-cell office:value-type="string" calcext:value-type="string">
            <text:p>ZXMS6006DT8TA:SOT153P700X170-8N</text:p>
          </table:table-cell>
          <table:table-cell table:number-columns-repeated="6"/>
          <table:table-cell office:value-type="string" calcext:value-type="string">
            <text:p>Diodes Inc dual self protected low side MOSFET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ZXMS6006DT8TA:SOT153P700X170-8N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ZXMS6006DT8</text:p>
          </table:table-cell>
          <table:table-cell table:number-columns-repeated="8"/>
          <table:table-cell office:value-type="string" calcext:value-type="string">
            <text:p>https://www.digikey.com.au/en/products/detail/diodes-incorporated/ZXMS6006DT8TA/4250146?s=N4IgTCBcDaIFoA0CyBlAbABg2gIgFQA4QBdAXyA</text:p>
          </table:table-cell>
          <table:table-cell table:style-name="ce1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office:value-type="string" calcext:value-type="string">
            <text:p>Connector_PinHeader_2.54mm:PinHeader_1x04_P2.54mm_Vertical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Q_DUAL_NMOS_S1G1D2S2G2D1</text:p>
          </table:table-cell>
          <table:table-cell office:value-type="string" calcext:value-type="string">
            <text:p>Device:Q_DUAL_NMOS_S1G1D2S2G2D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s://www.onsemi.com/pub/Collateral/NTJD5121N-D.PDF</text:p>
          </table:table-cell>
          <table:table-cell table:number-columns-repeated="4"/>
          <table:table-cell office:value-type="string" calcext:value-type="string">
            <text:p>https://www.onsemi.com/pub/Collateral/NTJD5121N-D.PDF</text:p>
          </table:table-cell>
          <table:table-cell/>
          <table:table-cell office:value-type="string" calcext:value-type="string">
            <text:p>NVJD5121NT1GOSCT-ND</text:p>
          </table:table-cell>
          <table:table-cell office:value-type="string" calcext:value-type="string">
            <text:p>Package_TO_SOT_SMD:SOT-363_SC-70-6</text:p>
          </table:table-cell>
          <table:table-cell/>
          <table:table-cell office:value-type="string" calcext:value-type="string">
            <text:p>ON Semi</text:p>
          </table:table-cell>
          <table:table-cell office:value-type="string" calcext:value-type="string">
            <text:p>NVJD5121NT1G</text:p>
          </table:table-cell>
          <table:table-cell table:number-columns-repeated="8"/>
          <table:table-cell office:value-type="string" calcext:value-type="string">
            <text:p>https://www.digikey.com.au/product-detail/en/on-semiconductor/NVJD5121NT1G/NVJD5121NT1GOSCT-ND/9087601</text:p>
          </table:table-cell>
          <table:table-cell table:style-name="ce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_PNP_BCEC</text:p>
          </table:table-cell>
          <table:table-cell office:value-type="string" calcext:value-type="string">
            <text:p>Device:Q_PNP_BCEC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PNP transistor, base/collector/emitter, collector connected to mounting plane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FZT753TA</text:p>
          </table:table-cell>
          <table:table-cell table:number-columns-repeated="8"/>
          <table:table-cell office:value-type="string" calcext:value-type="string">
            <text:p>https://www.digikey.com.au/product-detail/en/diodes-incorporated/FZT753TA/FZT753CT-ND/92847</text:p>
          </table:table-cell>
          <table:table-cell table:style-name="ce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4, Q5, Q6, Q7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LIB_IRFB4110PBF:IRFB4110PBF</text:p>
          </table:table-cell>
          <table:table-cell office:value-type="string" calcext:value-type="string">
            <text:p>TO254P483X1016X1994-3P</text:p>
          </table:table-cell>
          <table:table-cell table:number-columns-repeated="6"/>
          <table:table-cell office:value-type="string" calcext:value-type="string">
            <text:p>MOSFET N-Ch 100V 180A HEXFET TO220AB Infineon IRFB4110PBF N-channel MOSFET Transistor, 180 A, 100 V, 3-Pin TO-220AB</text:p>
          </table:table-cell>
          <table:table-cell/>
          <table:table-cell office:value-type="string" calcext:value-type="string">
            <text:p>TO254P483X1016X1994-3P</text:p>
          </table:table-cell>
          <table:table-cell table:style-name="ce10" office:value-type="date" office:date-value="1983-04-01" calcext:value-type="date">
            <text:p>Apr-83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942-IRFB4110PBF</text:p>
          </table:table-cell>
          <table:table-cell office:value-type="string" calcext:value-type="string">
            <text:p>https://www.mouser.co.uk/ProductDetail/Infineon-Technologies/IRFB4110PBF?qs=9%252BKlkBgLFf1%2FkPV%252BuAP9EQ%3D%3D</text:p>
          </table:table-cell>
          <table:table-cell table:number-columns-repeated="7"/>
          <table:table-cell table:style-name="ce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esistor_SMD:R_1206_3216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1206FR-7W10KL</text:p>
          </table:table-cell>
          <table:table-cell table:number-columns-repeated="8"/>
          <table:table-cell office:value-type="string" calcext:value-type="string">
            <text:p>https://www.digikey.com/en/products/detail/yageo/RC1206FR-7W10KL/12698813</text:p>
          </table:table-cell>
          <table:table-cell table:style-name="ce1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12, R14, 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table:number-columns-repeated="8"/>
          <table:table-cell office:value-type="string" calcext:value-type="string">
            <text:p>https://www.digikey.com/product-detail/en/yageo/RC0805JR-0710KL/311-10KARCT-ND/731188</text:p>
          </table:table-cell>
          <table:table-cell table:style-name="ce1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604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604R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C0805FR-07604RL/311-604CRCT-ND/731022</text:p>
          </table:table-cell>
          <table:table-cell table:style-name="ce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3.8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603BRD073K88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T0603BRD073K88L/YAG4550CT-ND/6616706</text:p>
          </table:table-cell>
          <table:table-cell table:style-name="ce1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9, R31, R35, R36, R42, R67, R6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4700V</text:p>
          </table:table-cell>
          <table:table-cell table:number-columns-repeated="8"/>
          <table:table-cell office:value-type="string" calcext:value-type="string">
            <text:p>https://www.digikey.com/product-detail/en/panasonic-electronic-components/ERJ-6ENF4700V/P470CCT-ND/1746871</text:p>
          </table:table-cell>
          <table:table-cell table:style-name="ce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2K4L</text:p>
          </table:table-cell>
          <table:table-cell table:number-columns-repeated="8"/>
          <table:table-cell office:value-type="string" calcext:value-type="string">
            <text:p>https://www.digikey.com/product-detail/en/yageo/RC0805FR-072K4L/311-2.40KCRCT-ND/730637</text:p>
          </table:table-cell>
          <table:table-cell table:style-name="ce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4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805BRD072K49L</text:p>
          </table:table-cell>
          <table:table-cell table:number-columns-repeated="7"/>
          <table:table-cell office:value-type="string" calcext:value-type="string">
            <text:p>0.1%</text:p>
          </table:table-cell>
          <table:table-cell office:value-type="string" calcext:value-type="string">
            <text:p>https://www.digikey.com/product-detail/en/yageo/RT0805BRD072K49L/YAG1854CT-ND/5139302</text:p>
          </table:table-cell>
          <table:table-cell table:style-name="ce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GEY0R00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GEY0R00V/P0-0ACT-ND/82955</text:p>
          </table:table-cell>
          <table:table-cell table:style-name="ce1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8, R39, R43, R44, R5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80KL</text:p>
          </table:table-cell>
          <table:table-cell table:number-columns-repeated="8"/>
          <table:table-cell office:value-type="string" calcext:value-type="string">
            <text:p>https://www.digikey.com.au/product-detail/en/yageo/RC0805FR-07180KL/311-180KCRCT-ND/730597</text:p>
          </table:table-cell>
          <table:table-cell table:style-name="ce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0, R41, R45, R46, R52</text:p>
          </table:table-cell>
          <table:table-cell office:value-type="string" calcext:value-type="string">
            <text:p>3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3483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ENF3483V/P348KCDKR-ND/576673</text:p>
          </table:table-cell>
          <table:table-cell table:style-name="ce1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3, R54, R58, R59, R60, 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5, R56, R62, R63, R64, R6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00KL</text:p>
          </table:table-cell>
          <table:table-cell table:number-columns-repeated="8"/>
          <table:table-cell office:value-type="string" calcext:value-type="string">
            <text:p>https://www.digikey.com/product-detail/en/yageo/RC0805FR-07100KL/311-100KCRCT-ND/730491</text:p>
          </table:table-cell>
          <table:table-cell table:style-name="ce1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Misc:AYZ0202AGRL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8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DPDT_x2</text:p>
          </table:table-cell>
          <table:table-cell table:number-columns-repeated="2" office:value-type="string" calcext:value-type="string">
            <text:p>Misc:AYZ0202AGRLC</text:p>
          </table:table-cell>
          <table:table-cell office:value-type="string" calcext:value-type="string">
            <text:p>http://uk.rs-online.com/web/p/products/7931504P</text:p>
          </table:table-cell>
          <table:table-cell/>
          <table:table-cell office:value-type="float" office:value="70417470" calcext:value-type="float">
            <text:p>70417470</text:p>
          </table:table-cell>
          <table:table-cell table:number-columns-repeated="2"/>
          <table:table-cell office:value-type="string" calcext:value-type="string">
            <text:p>http://uk.rs-online.com/web/p/products/7931504P</text:p>
          </table:table-cell>
          <table:table-cell office:value-type="string" calcext:value-type="string">
            <text:p>AYZ0202AGRLC (Slide Switches)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2"/>
          <table:table-cell office:value-type="string" calcext:value-type="string">
            <text:p>7931504P</text:p>
          </table:table-cell>
          <table:table-cell office:value-type="string" calcext:value-type="string">
            <text:p>http://uk.rs-online.com/web/p/products/7931504P</text:p>
          </table:table-cell>
          <table:table-cell table:number-columns-repeated="4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AHC1G32</text:p>
          </table:table-cell>
          <table:table-cell office:value-type="string" calcext:value-type="string">
            <text:p>74xGxx:74AHC1G32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4"/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Single OR Gate, Low-Voltage CMOS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Package_TO_SOT_SMD:SOT-353_SC-70-5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SN74AHC1G32DCKR</text:p>
          </table:table-cell>
          <table:table-cell table:number-columns-repeated="8"/>
          <table:table-cell office:value-type="string" calcext:value-type="string">
            <text:p>https://www.digikey.com.au/product-detail/en/texas-instruments/SN74AHC1G32DCKR/296-8749-1-ND/373812</text:p>
          </table:table-cell>
          <table:table-cell table:style-name="ce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XL343</text:p>
          </table:table-cell>
          <table:table-cell office:value-type="string" calcext:value-type="string">
            <text:p>Sensor_Motion:ADXL343</text:p>
          </table:table-cell>
          <table:table-cell office:value-type="string" calcext:value-type="string">
            <text:p>Package_LGA:LGA-14_3x5mm_P0.8mm_LayoutBorder1x6y</text:p>
          </table:table-cell>
          <table:table-cell office:value-type="string" calcext:value-type="string">
            <text:p>https://www.analog.com/media/en/technical-documentation/data-sheets/ADXL343.pdf</text:p>
          </table:table-cell>
          <table:table-cell table:number-columns-repeated="4"/>
          <table:table-cell office:value-type="string" calcext:value-type="string">
            <text:p>https://www.analog.com/media/en/technical-documentation/data-sheets/ADXL343.pdf</text:p>
          </table:table-cell>
          <table:table-cell office:value-type="string" calcext:value-type="string">
            <text:p>3-Axis MEMS Accelerometer, 2/4/8/16g range, I2C/SPI, LGA-14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Package_LGA:LGA-14_3x5mm_P0.8mm_LayoutBorder1x6y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XL343BCCZ-RL</text:p>
          </table:table-cell>
          <table:table-cell table:number-columns-repeated="8"/>
          <table:table-cell office:value-type="string" calcext:value-type="string">
            <text:p>https://www.digikey.com.au/product-detail/en/analog-devices-inc/ADXL343BCCZ-RL/ADXL343BCCZ-RLCT-ND/7422311</text:p>
          </table:table-cell>
          <table:table-cell table:style-name="ce1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, U9, U16</text:p>
          </table:table-cell>
          <table:table-cell office:value-type="string" calcext:value-type="string">
            <text:p>TC4424A</text:p>
          </table:table-cell>
          <table:table-cell office:value-type="string" calcext:value-type="string">
            <text:p>IC_Automotive:TC4424A</text:p>
          </table:table-cell>
          <table:table-cell office:value-type="string" calcext:value-type="string">
            <text:p>Package_SO:SOIC-8_3.9x4.9mm_P1.27mm</text:p>
          </table:table-cell>
          <table:table-cell table:number-columns-repeated="7"/>
          <table:table-cell office:value-type="string" calcext:value-type="string">
            <text:p>TC4424AVOA-ND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TC4424AVOA</text:p>
          </table:table-cell>
          <table:table-cell table:number-columns-repeated="8"/>
          <table:table-cell office:value-type="string" calcext:value-type="string">
            <text:p>https://www.digikey.com/product-detail/en/microchip-technology/TC4424AVOA/TC4424AVOA-ND/1098908</text:p>
          </table:table-cell>
          <table:table-cell table:style-name="ce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33810</text:p>
          </table:table-cell>
          <table:table-cell office:value-type="string" calcext:value-type="string">
            <text:p>IC_Automotive:MC33810</text:p>
          </table:table-cell>
          <table:table-cell office:value-type="string" calcext:value-type="string">
            <text:p>IC_Automotive:SOIC32-P0.65-33N</text:p>
          </table:table-cell>
          <table:table-cell table:number-columns-repeated="8"/>
          <table:table-cell office:value-type="string" calcext:value-type="string">
            <text:p>IC_Automotive:SOIC32-P0.65-33N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Z33810EK</text:p>
          </table:table-cell>
          <table:table-cell table:number-columns-repeated="8"/>
          <table:table-cell office:value-type="string" calcext:value-type="string">
            <text:p>https://au.mouser.com/ProductDetail/NXP-Semiconductors/MCZ33810EK?qs=sGAEpiMZZMvKM5ialpXrmvfCXFdxx390</text:p>
          </table:table-cell>
          <table:table-cell table:style-name="ce1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14</text:p>
          </table:table-cell>
          <table:table-cell office:value-type="string" calcext:value-type="string">
            <text:p>LMV324LIDT</text:p>
          </table:table-cell>
          <table:table-cell office:value-type="string" calcext:value-type="string">
            <text:p>Amplifier_Operational:LMV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lmv324.pdf</text:p>
          </table:table-cell>
          <table:table-cell table:number-columns-repeated="4"/>
          <table:table-cell office:value-type="string" calcext:value-type="string">
            <text:p>http://www.ti.com/lit/ds/symlink/lmv324.pdf</text:p>
          </table:table-cell>
          <table:table-cell office:value-type="string" calcext:value-type="string">
            <text:p>Quad Low-Voltage Rail-to-Rail Output Operational Amplifier, SOIC-14/SSOP-14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Package_SO:SOIC-14_3.9x8.7mm_P1.27mm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V324LIDT</text:p>
          </table:table-cell>
          <table:table-cell table:number-columns-repeated="8"/>
          <table:table-cell office:value-type="string" calcext:value-type="string">
            <text:p>https://www.digikey.com.au/product-detail/en/stmicroelectronics/LMV324LIDT/497-13052-1-ND/3458219</text:p>
          </table:table-cell>
          <table:table-cell table:style-name="ce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P720</text:p>
          </table:table-cell>
          <table:table-cell office:value-type="string" calcext:value-type="string">
            <text:p>IC_Automotive:SP72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table:number-columns-repeated="4"/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office:value-type="string" calcext:value-type="string">
            <text:p>High Voltage, High Current Darlington Transistor Arrays, SOIC16W/TSSOP16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SP720ABTG</text:p>
          </table:table-cell>
          <table:table-cell table:number-columns-repeated="8"/>
          <table:table-cell office:value-type="string" calcext:value-type="string">
            <text:p>https://www.digikey.com/product-detail/en/littelfuse-inc/SP720ABTG/F3162CT-ND/1984458</text:p>
          </table:table-cell>
          <table:table-cell table:style-name="ce1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MC33814</text:p>
          </table:table-cell>
          <table:table-cell office:value-type="string" calcext:value-type="string">
            <text:p>IC_Automotive:MC33814</text:p>
          </table:table-cell>
          <table:table-cell office:value-type="string" calcext:value-type="string">
            <text:p>Package_QFP:LQFP-48-1EP_7x7mm_P0.5mm_EP3.6x3.6mm_ThermalVias</text:p>
          </table:table-cell>
          <table:table-cell table:number-columns-repeated="8"/>
          <table:table-cell office:value-type="string" calcext:value-type="string">
            <text:p>Package_QFP:LQFP-48-1EP_7x7mm_P0.5mm_EP3.6x3.6mm_ThermalVias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33814AE</text:p>
          </table:table-cell>
          <table:table-cell table:number-columns-repeated="8"/>
          <table:table-cell office:value-type="string" calcext:value-type="string">
            <text:p>http://au.element14.com/nxp/mc33814ae/ic-control-1-cylinder-engine-48lqfp/dp/2311285</text:p>
          </table:table-cell>
          <table:table-cell table:style-name="ce13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17</text:p>
          </table:table-cell>
          <table:table-cell table:style-name="ce7" office:value-type="string" calcext:value-type="string">
            <text:p>W25Q32JVSS</text:p>
          </table:table-cell>
          <table:table-cell table:style-name="ce7" office:value-type="string" calcext:value-type="string">
            <text:p>Memory_Flash:W25Q32JVSS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table:number-columns-repeated="4"/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office:value-type="string" calcext:value-type="string">
            <text:p>32Mb Serial Flash Memory, Standard/Dual/Quad SPI, SOIC-8</text:p>
          </table:table-cell>
          <table:table-cell table:style-name="ce7" office:value-type="string" calcext:value-type="string">
            <text:p>W25Q32JVSSIQCT-ND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/>
          <table:table-cell table:style-name="ce7" office:value-type="string" calcext:value-type="string">
            <text:p>Winbond Electronics</text:p>
          </table:table-cell>
          <table:table-cell table:style-name="ce7" office:value-type="string" calcext:value-type="string">
            <text:p>W25Q32JVSSIQ</text:p>
          </table:table-cell>
          <table:table-cell table:style-name="ce7" table:number-columns-repeated="8"/>
          <table:table-cell table:style-name="ce7" office:value-type="string" calcext:value-type="string">
            <text:p>https://www.digikey.com.au/product-detail/en/winbond-electronics/W25Q32JVSSIQ-TR/W25Q32JVSSIQCT-ND/7393546</text:p>
          </table:table-cell>
          <table:table-cell table:style-name="ce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Az-Delivery</text:p>
          </table:table-cell>
          <table:covered-table-cell table:number-columns-repeated="2" table:style-name="ce25"/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23.88" calcext:value-type="currency" table:number-columns-spanned="1" table:number-rows-spanned="2">
            <text:p>23.88 €</text:p>
          </table:table-cell>
          <table:table-cell table:number-columns-repeated="23"/>
        </table:table-row>
        <table:table-row table:style-name="ro1">
          <table:covered-table-cell table:number-columns-repeated="3" table:style-name="ce25"/>
          <table:covered-table-cell table:number-columns-repeated="2"/>
          <table:table-cell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_DRV8825</text:p>
          </table:table-cell>
          <table:table-cell office:value-type="string" calcext:value-type="string">
            <text:p>Driver_Motor:Pololu_Breakout_DRV8825</text:p>
          </table:table-cell>
          <table:table-cell office:value-type="string" calcext:value-type="string">
            <text:p>Module:Pololu_Breakout-16_15.2x20.3mm</text:p>
          </table:table-cell>
          <table:table-cell office:value-type="string" calcext:value-type="string">
            <text:p>https://www.pololu.com/product/2982</text:p>
          </table:table-cell>
          <table:table-cell table:number-columns-repeated="4"/>
          <table:table-cell office:value-type="string" calcext:value-type="string">
            <text:p>https://www.pololu.com/product/2982</text:p>
          </table:table-cell>
          <table:table-cell office:value-type="string" calcext:value-type="string">
            <text:p>Stepper Driver DRV8825</text:p>
          </table:table-cell>
          <table:table-cell/>
          <table:table-cell office:value-type="string" calcext:value-type="string">
            <text:p>Module:Pololu_Breakout-16_15.2x20.3mm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connector:6437288-3</text:p>
          </table:table-cell>
          <table:table-cell table:number-columns-repeated="6"/>
          <table:table-cell office:value-type="string" calcext:value-type="string">
            <text:p>HC-05 HC-06 Bluetooth wireless RF transceiver module</text:p>
          </table:table-cell>
          <table:table-cell/>
          <table:table-cell office:value-type="string" calcext:value-type="string">
            <text:p>connector:6437288-3</text:p>
          </table:table-cell>
          <table:table-cell table:number-columns-repeated="12"/>
          <table:table-cell table:style-name="ce1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Conrad Electronic</text:p>
          </table:table-cell>
          <table:covered-table-cell table:number-columns-repeated="2" table:style-name="ce25"/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46.94" calcext:value-type="currency" table:number-columns-spanned="1" table:number-rows-spanned="2">
            <text:p>46.94 €</text:p>
          </table:table-cell>
          <table:table-cell table:number-columns-repeated="23"/>
        </table:table-row>
        <table:table-row table:style-name="ro1">
          <table:covered-table-cell table:number-columns-repeated="3" table:style-name="ce25"/>
          <table:covered-table-cell table:number-columns-repeated="2"/>
          <table:table-cell table:number-columns-repeated="2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teensy:Teensy4.1</text:p>
          </table:table-cell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lib\teensy4.1.lbr</text:p>
          </table:table-cell>
          <table:table-cell table:number-columns-repeated="3"/>
          <table:table-cell table:style-name="ce13"/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Not Needed</text:p>
          </table:table-cell>
          <table:covered-table-cell table:number-columns-repeated="2" table:style-name="ce25"/>
          <table:table-cell table:number-columns-repeated="25"/>
        </table:table-row>
        <table:table-row table:style-name="ro1">
          <table:covered-table-cell table:number-columns-repeated="3" table:style-name="ce25"/>
          <table:table-cell table:number-columns-repeated="2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, JP3, JP4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Jumper, 2-pole, open</text:p>
          </table:table-cell>
          <table:table-cell/>
          <table:table-cell office:value-type="string" calcext:value-type="string">
            <text:p>Jumper:SolderJumper-2_P1.3mm_Open_Pad1.0x1.5mm</text:p>
          </table:table-cell>
          <table:table-cell table:number-columns-repeated="12"/>
          <table:table-cell table:style-name="ce13"/>
        </table:table-row>
        <table:table-row table:style-name="ro7" table:number-rows-repeated="104849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otor" table:style-name="ta2">
        <table:table-column table:style-name="co16" table:number-columns-repeated="2" table:default-cell-style-name="Default"/>
        <table:table-column table:style-name="co16" table:default-cell-style-name="ce41"/>
        <table:table-column table:style-name="co16" table:number-columns-repeated="16381" table:default-cell-style-name="Default"/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4">
          <table:table-cell office:value-type="string" calcext:value-type="string">
            <text:p>Kolben</text:p>
          </table:table-cell>
          <table:table-cell table:style-name="ce38" office:value-type="string" calcext:value-type="string">
            <text:p>WOSSNER 81mm KOLBENSATZ SUZUKI GSX1300R HAYABUSA 1999-2007, (X4) Pro Series</text:p>
          </table:table-cell>
          <table:table-cell office:value-type="string" calcext:value-type="string">
            <text:p><text:a xlink:href="https://www.ebay.de/itm/326348184034?_trkparms=amclksrc%3DITM%26aid%3D1110006%26algo%3DHOMESPLICE.SIM%26ao%3D1%26asc%3D286543%26meid%3D67774781e0094ef5bd6d82798b1cd911%26pid%3D101875%26rk%3D2%26rkt%3D4%26sd%3D363810579201%26itm%3D326348184034%26pmt%3D1%26noa%3D0%26pg%3D2332490%26algv%3DSimVIDwebV3WithCPCExpansionEmbeddingSearchQuerySemanticBroadMatchSingularityRecallReplaceKnnV4WithVectorDbNsOptHotPlRecallCIICentroidCoviewCPCAuto%26brand%3DWossner&amp;_trksid=p2332490.c101875.m1851&amp;itmprp=cksum%3A32634818403467774781e0094ef5bd6d82798b1cd911%7Cenc%3AAQAKAAABgG96wQ16jds4VFcrhy1F3d4mbwZUJI9Fs%252BgdXYAHIzlX2e3YaNh7x%252BEnKA3G%252BCqSl1Xn4McfcWFK1GytmS2qxJ87mtE8Gm3iR1Ja4WBwh0hNHJrJx3Ki5mp04ow4CO7lP%252BooCybZDDU%252BbbSwmg7CbTin%252BBzBzbCYVnbjvyQAHu6--HI4MB7SvJl5IJqlyvomgoLMlgT6qAJzX0SANJhty2eZlA5jG9a7KgfXRf8joAmPnXmzuPdzo7kzmsZTHJez14l%252FlTOqkVjYn1252kSrkbJDkfT%252BP5mGn7cwObzWIkSL2veTne4sJf0n65WlLjdeJniEdX3gBL%252Bz8xYXZaLe0UjbJbKejYF8ig99iXSb%252FdkKLc%252Fh03Eoc0pf%252BlUOlEdtPAjjbboJv1knVJ5yaT377GBfuF0dQobWr6Uu2LZQWvfe3XQWqdr2iwYUFp6rNNGHMvp72eCSALVCEWBPkrt0Uld1L8KYPs0tDh5Gr710xPCkOMa8y6hZr4A4fkIWVLQb5w%253D%253D%7Campid%3APL_CLK%7Cclp%3A2332490&amp;itmmeta=01JW8KBFS7K57ACGCQ12RQZ0EC" xlink:type="simple">Link</text:a>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Pleuel</text:p>
          </table:table-cell>
          <table:table-cell table:style-name="ce39" office:value-type="string" calcext:value-type="string">
            <text:p>ZRP I-Schaft Pleuel Suzuki Hayabusa “99-07” 119.50mm x 20.90mm ARP mL19</text:p>
          </table:table-cell>
          <table:table-cell office:value-type="string" calcext:value-type="string">
            <text:p><text:a xlink:href="https://www.dbilas.com/ZRP-I-Schaft-Pleuel-Suzuki-Hayabusa-99-07-119.50mm-x-20.90mm-ARP-mL19/R-SUZ-004I-L19" xlink:type="simple">Link</text:a>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Turbo Kit</text:p>
          </table:table-cell>
          <table:table-cell table:style-name="ce40" office:value-type="string" calcext:value-type="string">
            <text:p>Turbo Kit Mc Xpress</text:p>
          </table:table-cell>
          <table:table-cell table:style-name="ce42" office:value-type="string" calcext:value-type="string">
            <text:p><text:a xlink:href="https://hayabusa-service.de/p/turbo-kit-mc-xpress-komplett-packet-ungeoeffnet-busa-99-2007" xlink:type="simple">Link</text:a></text:p>
          </table:table-cell>
          <table:table-cell table:number-columns-repeated="16381"/>
        </table:table-row>
      </table:table>
      <table:table table:name="Tabelle1" table:style-name="ta3"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6" table:number-columns-repeated="1638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Reference(s)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BT1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3, C9, C12, C13, C14, C20, C21, C23, C26, C32, C34, C37, C40, C41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4, C7, C29, C30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6, C8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10, C1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15, C18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16, C17, C24, C25, C2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24821CT-ND</text:p>
          </table:table-cell>
          <table:table-cell office:value-type="string" calcext:value-type="string">
            <text:p>C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8-1692-1-ND</text:p>
          </table:table-cell>
          <table:table-cell office:value-type="string" calcext:value-type="string">
            <text:p>C33, C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E-1CA220WR</text:p>
          </table:table-cell>
          <table:table-cell office:value-type="string" calcext:value-type="string">
            <text:p>C3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E3925CT-ND</text:p>
          </table:table-cell>
          <table:table-cell office:value-type="string" calcext:value-type="string">
            <text:p>C38, C39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D1, D2, D5, D7, D18, D19, D21, D2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9, D11, D13, D15, D25, D26, D28, D29, D30, D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27, D3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3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33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D34, D35, D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IC1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IC2, IC3, IC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5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P2, JP3, JP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VJD5121NT1GOSCT-ND</text:p>
          </table:table-cell>
          <table:table-cell office:value-type="string" calcext:value-type="string">
            <text:p>Q1, Q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Q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4, Q5, Q6, Q7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5, R6, R7, R8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11, R12, R14, R16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17, R5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2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29, R31, R35, R36, R42, R67, R6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3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33, R3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37, R70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38, R39, R43, R44, R51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40, R41, R45, R46, R5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53, R54, R58, R59, R60, R61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55, R56, R62, R63, R64, R6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1, SW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79-3566-1-ND</text:p>
          </table:table-cell>
          <table:table-cell office:value-type="string" calcext:value-type="string">
            <text:p>SW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U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U4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4424AVOA-ND</text:p>
          </table:table-cell>
          <table:table-cell office:value-type="string" calcext:value-type="string">
            <text:p>U5, U9, U1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7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U12, U1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U1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5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32JVSSIQCT-ND</text:p>
          </table:table-cell>
          <table:table-cell office:value-type="string" calcext:value-type="string">
            <text:p>U17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ECU.A9:ECU.AB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7:59:05.721533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U" style:display-name="PageStyle_EC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tor" style:display-name="PageStyle_Mot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Müller</meta:initial-creator>
    <meta:creation-date>2015-06-05T18:19:34</meta:creation-date>
    <dc:date>2025-05-27T18:08:38.747968731</dc:date>
    <meta:editing-duration>PT11M15S</meta:editing-duration>
    <meta:generator>LibreOffice/24.2.7.2$Linux_X86_64 LibreOffice_project/420$Build-2</meta:generator>
    <meta:editing-cycles>2</meta:editing-cycles>
    <meta:document-statistic meta:table-count="3" meta:cell-count="987" meta:object-count="0"/>
    <meta:user-defined meta:name="AppVersion">16.0300</meta:user-defined>
  </office:meta>
</office:document-meta>
</file>